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700000204DBE5D3A36E9B068E.png" manifest:media-type="image/png"/>
  <manifest:file-entry manifest:full-path="Pictures/10000000000003C0000003C0B36917556CA3AE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utura Bk" svg:font-family="'Futura B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673cm" fo:min-width="13.12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84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3cm, 1.2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0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151cm"/>
      <style:paragraph-properties style:writing-mode="lr-tb"/>
    </style:style>
    <style:style style:name="P1" style:family="paragraph">
      <style:paragraph-properties style:writing-mode="lr-tb"/>
      <style:text-properties style:font-name="Futura Bk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Futura Bk" fo:font-size="36pt" fo:font-style="normal" fo:font-weight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c5000b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</style:style>
    <style:style style:name="T1" style:family="text">
      <style:text-properties style:font-name="Futura Bk" fo:font-size="40pt" style:font-size-asian="40pt" style:font-size-complex="40pt"/>
    </style:style>
    <style:style style:name="T2" style:family="text">
      <style:text-properties style:font-name="Futura Bk" fo:font-size="36pt" fo:font-style="normal" fo:font-weight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05cm" svg:x="0cm" svg:y="3.25cm" presentation:class="title" presentation:user-transformed="true">
          <draw:text-box>
            <text:p><text:span text:style-name="T1">Wetterbriefing JWGC Tabor</text:span></text:p>
          </draw:text-box>
        </draw:frame>
        <draw:frame draw:style-name="gr1" draw:text-style-name="P2" draw:layer="layout" svg:width="7.4cm" svg:height="7.4cm" svg:x="19.7cm" svg:y="13.599cm">
          <draw:image xlink:href="Pictures/10000000000003C0000003C0B36917556CA3AE04.png" xlink:type="simple" xlink:show="embed" xlink:actuate="onLoad" loext:mime-type="image/png">
            <text:p/>
          </draw:image>
        </draw:frame>
        <draw:frame draw:style-name="gr2" draw:text-style-name="P2" draw:layer="layout" svg:width="11cm" svg:height="3.678cm" svg:x="1cm" svg:y="15.999cm">
          <draw:image xlink:href="Pictures/100002010000060700000204DBE5D3A36E9B068E.png" xlink:type="simple" xlink:show="embed" xlink:actuate="onLoad" loext:mime-type="image/png">
            <text:p/>
          </draw:image>
        </draw:frame>
        <draw:frame draw:style-name="gr3" draw:text-style-name="P3" draw:layer="layout" svg:width="13.625cm" svg:height="1.923cm" svg:x="7.464cm" svg:y="8.4cm">
          <draw:text-box>
            <text:p><text:span text:style-name="T2"><text:date style:data-style-name="D8" text:date-value="2022-07-29">Freitag, 29. Juli 2022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6.569cm" svg:height="18.849cm" svg:x="0.716cm" svg:y="2.151cm">
          <draw:image xlink:href="../charts/bwk_bodendruck_na_ana.png" xlink:type="simple" xlink:show="embed" xlink:actuate="onLoad" loext:mime-type="image/png">
            <text:p/>
          </draw:image>
        </draw:frame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Bodenanalyse</text:span></text:p>
          </draw:text-box>
        </draw:frame>
        <draw:custom-shape draw:style-name="gr5" draw:text-style-name="P5" draw:layer="layout" svg:width="0.508cm" svg:height="0.508cm" svg:x="18.69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6.6cm" svg:height="18.87cm" svg:x="0.7cm" svg:y="2cm">
          <draw:image xlink:href="../charts/ico_500ht_na_ana.png" xlink:type="simple" xlink:show="embed" xlink:actuate="onLoad" loext:mime-type="image/png">
            <text:p/>
          </draw:image>
        </draw:frame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Geopotential/Temperatur 500 hPa</text:span></text:p>
          </draw:text-box>
        </draw:frame>
        <draw:custom-shape draw:style-name="gr5" draw:text-style-name="P5" draw:layer="layout" svg:width="0.508cm" svg:height="0.508cm" svg:x="18.69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5.426cm" svg:height="18.527cm" svg:x="1.287cm" svg:y="2.4cm">
          <draw:image xlink:href="../charts/12_10.gif" xlink:type="simple" xlink:show="embed" xlink:actuate="onLoad" loext:mime-type="image/gif">
            <text:p/>
          </draw:image>
        </draw:frame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Temperaturadvektion 850 hPa</text:span></text:p>
          </draw:text-box>
        </draw:frame>
        <draw:custom-shape draw:style-name="gr5" draw:text-style-name="P5" draw:layer="layout" svg:width="0.508cm" svg:height="0.508cm" svg:x="16.09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Radiosonde Prag</text:span></text:p>
          </draw:text-box>
        </draw:frame>
        <draw:frame draw:style-name="gr2" draw:text-style-name="P2" draw:layer="layout" svg:width="27.999cm" svg:height="16.332cm" svg:x="0.066cm" svg:y="2.395cm">
          <draw:image xlink:href="../charts/getchart.php%3Fsrc=nb_obs_tmp_11520_lv_999999_p_000_000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Radiosonde Kümmersbruck</text:span></text:p>
          </draw:text-box>
        </draw:frame>
        <draw:frame draw:style-name="gr2" draw:text-style-name="P2" draw:layer="layout" svg:width="27.999cm" svg:height="16.332cm" svg:x="0.066cm" svg:y="2.395cm">
          <draw:image xlink:href="../charts/getchart.php%3Fsrc=nb_obs_tmp_10771_lv_999999_p_000_000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2" draw:layer="layout" svg:width="21.598cm" svg:height="18.804cm" svg:x="3.201cm" svg:y="1.996cm">
          <draw:image xlink:href="../charts/sat/sat_mitteleuropa_latest.png" xlink:type="simple" xlink:show="embed" xlink:actuate="onLoad" loext:mime-type="image/png">
            <text:p/>
          </draw:image>
        </draw:frame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Satellitenbild Mitteleuropa</text:span></text:p>
          </draw:text-box>
        </draw:frame>
        <draw:custom-shape draw:style-name="gr5" draw:text-style-name="P5" draw:layer="layout" svg:width="0.508cm" svg:height="0.508cm" svg:x="17.092cm" svg:y="1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2" draw:layer="layout" svg:width="21.598cm" svg:height="18.603cm" svg:x="3.201cm" svg:y="1.996cm">
          <draw:image xlink:href="../charts/sat/sat_tschechische-republik_latest.png" xlink:type="simple" xlink:show="embed" xlink:actuate="onLoad" loext:mime-type="image/png">
            <text:p/>
          </draw:image>
        </draw:frame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Satellitenbild Tschechien</text:span></text:p>
          </draw:text-box>
        </draw:frame>
        <draw:custom-shape draw:style-name="gr5" draw:text-style-name="P5" draw:layer="layout" svg:width="0.508cm" svg:height="0.508cm" svg:x="11.692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2" draw:layer="layout" svg:width="21.598cm" svg:height="18.603cm" svg:x="3.201cm" svg:y="1.996cm">
          <draw:image xlink:href="../charts/radar/radar_tschechische-republik_latest.png" xlink:type="simple" xlink:show="embed" xlink:actuate="onLoad" loext:mime-type="image/png">
            <text:p/>
          </draw:image>
        </draw:frame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Radar Tschechien</text:span></text:p>
          </draw:text-box>
        </draw:frame>
        <draw:custom-shape draw:style-name="gr5" draw:text-style-name="P5" draw:layer="layout" svg:width="0.508cm" svg:height="0.508cm" svg:x="11.692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Wolken 14 lcl</text:span></text:p>
          </draw:text-box>
        </draw:frame>
        <draw:frame draw:style-name="gr8" draw:text-style-name="P2" draw:layer="layout" svg:width="26.6cm" svg:height="19.035cm" svg:x="0.7cm" svg:y="1.851cm">
          <draw:image xlink:href="../charts/topmeteo/wolken/wolken_0_12.png" xlink:type="simple" xlink:show="embed" xlink:actuate="onLoad" loext:mime-type="image/png">
            <text:p/>
          </draw:image>
        </draw:frame>
        <draw:custom-shape draw:style-name="gr5" draw:text-style-name="P5" draw:layer="layout" svg:width="0.508cm" svg:height="0.508cm" svg:x="8.69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Thermik 14 lcl</text:span></text:p>
          </draw:text-box>
        </draw:frame>
        <draw:frame draw:style-name="gr8" draw:text-style-name="P2" draw:layer="layout" svg:width="26.6cm" svg:height="19.035cm" svg:x="0.7cm" svg:y="1.851cm">
          <draw:image xlink:href="../charts/topmeteo/thermik/thermik_0_12.png" xlink:type="simple" xlink:show="embed" xlink:actuate="onLoad" loext:mime-type="image/png">
            <text:p/>
          </draw:image>
        </draw:frame>
        <draw:custom-shape draw:style-name="gr5" draw:text-style-name="P5" draw:layer="layout" svg:width="0.508cm" svg:height="0.508cm" svg:x="8.69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PFD 18m</text:span></text:p>
          </draw:text-box>
        </draw:frame>
        <draw:frame draw:style-name="gr8" draw:text-style-name="P2" draw:layer="layout" svg:width="26.6cm" svg:height="19.035cm" svg:x="0.7cm" svg:y="1.851cm">
          <draw:image xlink:href="../charts/topmeteo/pfd/pfd_0_0.png" xlink:type="simple" xlink:show="embed" xlink:actuate="onLoad" loext:mime-type="image/png">
            <text:p/>
          </draw:image>
        </draw:frame>
        <draw:custom-shape draw:style-name="gr5" draw:text-style-name="P5" draw:layer="layout" svg:width="0.508cm" svg:height="0.508cm" svg:x="8.69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8cm" svg:height="2.151cm" svg:x="0cm" svg:y="0cm" presentation:class="title" presentation:user-transformed="true">
          <draw:text-box>
            <text:p><text:span text:style-name="T1">Zusammenfassung</text:span></text:p>
          </draw:text-box>
        </draw:frame>
        <draw:frame draw:style-name="gr9" draw:text-style-name="P7" draw:layer="layout" svg:width="26.6cm" svg:height="1.119cm" svg:x="0.7cm" svg:y="2.6cm">
          <draw:text-box>
            <text:list text:style-name="L1">
              <text:list-item>
                <text:p><text:span text:style-name="T3">tb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utura Bk" svg:font-family="'Futura B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5T07:20:27.861167883</meta:creation-date>
    <meta:generator>LibreOffice/6.4.7.2$Linux_X86_64 LibreOffice_project/40$Build-2</meta:generator>
    <dc:date>2022-07-29T09:15:32.861436788</dc:date>
    <meta:editing-duration>PT12H35M3S</meta:editing-duration>
    <meta:editing-cycles>266</meta:editing-cycles>
    <meta:document-statistic meta:object-count="84"/>
  </office:meta>
</office:document-meta>
</file>